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13in"/>
    </style:style>
    <style:style style:name="TBL_0_0_col_1" style:family="table-column">
      <style:table-column-properties style:column-width="1.59in"/>
    </style:style>
    <style:style style:name="TBL_0_0_col_2" style:family="table-column">
      <style:table-column-properties style:column-width="1.59in"/>
    </style:style>
    <style:style style:name="TBL_0_0_col_3" style:family="table-column">
      <style:table-column-properties style:column-width="1.59in"/>
    </style:style>
    <style:style style:name="TBL_0_0_col_4" style:family="table-column">
      <style:table-column-properties style:column-width="1.59in"/>
    </style:style>
    <style:style style:name="TBL_0_0_col_5" style:family="table-column">
      <style:table-column-properties style:column-width="1.59in"/>
    </style:style>
    <style:style style:name="TBL_0_0_col_6" style:family="table-column">
      <style:table-column-properties style:column-width="0.13in"/>
    </style:style>
    <style:style style:name="TBL_0_0_row_0" style:family="table-row">
      <style:table-row-properties style:use-optimal-row-height="false" style:row-height="0.13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34in"/>
    </style:style>
    <style:style style:name="C1" style:family="table-cell">
      <style:table-cell-properties fo:wrap-option="wrap" style:shrink-to-fit="false" fo:padding-top="0.027777777777777776in" fo:padding-left="0.027777777777777776in" fo:padding-bottom="0.027777777777777776in" fo:padding-right="0.027777777777777776in" style:vertical-align="middle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2" style:family="table-row">
      <style:table-row-properties style:use-optimal-row-height="false" style:row-height="0.13in"/>
    </style:style>
    <style:style style:name="C2" style:family="table-cell">
      <style:table-cell-properties fo:wrap-option="wrap" style:shrink-to-fit="false" fo:border-top="0.027777777777777776in solid #000000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3" style:family="table-row">
      <style:table-row-properties style:use-optimal-row-height="false" style:row-height="0.34in"/>
    </style:style>
    <style:style style:name="T0" style:family="text">
      <style:text-properties style:font-name="SansSerif" fo:font-size="18.0pt" style:font-size-asian="18.0pt" style:font-size-complex="18.0pt" fo:font-weight="bold">
</style:text-properties>
    </style:style>
    <style:style style:name="TBL_0_0_row_4" style:family="table-row">
      <style:table-row-properties style:use-optimal-row-height="false" style:row-height="0.13in"/>
    </style:style>
    <style:style style:name="TBL_0_0_row_5" style:family="table-row">
      <style:table-row-properties style:use-optimal-row-height="false" style:row-height="0.34in"/>
    </style:style>
    <style:style style:name="TBL_0_0_row_6" style:family="table-row">
      <style:table-row-properties style:use-optimal-row-height="false" style:row-height="0.22in"/>
    </style:style>
    <style:style style:name="C3" style:family="table-cell">
      <style:table-cell-properties fo:wrap-option="wrap" style:shrink-to-fit="false" fo:padding-top="0.027777777777777776in" fo:padding-left="0.027777777777777776in" fo:padding-bottom="0.027777777777777776in" fo:padding-right="0.027777777777777776in" style:vertical-align="top"/>
      <style:paragraph-properties fo:text-align="start"/>
    </style:style>
    <style:style style:name="T1" style:family="text">
      <style:text-properties style:font-name="SansSerif" fo:font-size="10.0pt" style:font-size-asian="10.0pt" style:font-size-complex="10.0pt">
</style:text-properties>
    </style:style>
    <style:style style:name="TBL_0_0_row_7" style:family="table-row">
      <style:table-row-properties style:use-optimal-row-height="false" style:row-height="0.27in"/>
    </style:style>
    <style:style style:name="TBL_0_0_row_8" style:family="table-row">
      <style:table-row-properties style:use-optimal-row-height="false" style:row-height="0.22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BL_0_0_row_9" style:family="table-row">
      <style:table-row-properties style:use-optimal-row-height="false" style:row-height="0.22in"/>
    </style:style>
    <style:style style:name="C5" style:family="table-cell">
      <style:table-cell-properties fo:wrap-option="wrap" style:shrink-to-fit="false" fo:background-color="#00FFFF" fo:border-top="0.013888888888888888in solid #00000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middle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2" style:family="text">
      <style:text-properties style:font-name="SansSerif" fo:font-size="10.0pt" style:font-size-asian="10.0pt" style:font-size-complex="10.0pt" fo:font-weight="bold" fo:background-color="#00FFFF">
</style:text-properties>
    </style:style>
    <style:style style:name="TBL_0_0_row_10" style:family="table-row">
      <style:table-row-properties style:use-optimal-row-height="false" style:row-height="0.69in"/>
    </style:style>
    <style:style style:name="C6" style:family="table-cell">
      <style:table-cell-properties fo:wrap-option="wrap" style:shrink-to-fit="false" fo:background-color="#F0F0F0" fo:border-top="0.013888888888888888in solid #00000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middle"/>
      <style:paragraph-properties fo:text-align="center"/>
    </style:style>
    <style:style style:name="T3" style:family="text">
      <style:text-properties style:font-name="SansSerif" fo:font-size="10.0pt" style:font-size-asian="10.0pt" style:font-size-complex="10.0pt" fo:background-color="#F0F0F0">
</style:text-properties>
    </style:style>
    <style:style style:name="TBL_0_0_row_11" style:family="table-row">
      <style:table-row-properties style:use-optimal-row-height="false" style:row-height="0.52in"/>
    </style:style>
    <style:style style:name="C7" style:family="table-cell">
      <style:table-cell-properties fo:wrap-option="wrap" style:shrink-to-fit="false" fo:border-top="0.013888888888888888in solid #00000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middle"/>
      <style:paragraph-properties fo:text-align="center"/>
    </style:style>
    <style:style style:name="TBL_0_0_row_12" style:family="table-row">
      <style:table-row-properties style:use-optimal-row-height="false" style:row-height="0.52in"/>
    </style:style>
    <style:style style:name="TBL_0_0_row_13" style:family="table-row">
      <style:table-row-properties style:use-optimal-row-height="false" style:row-height="0.52in"/>
    </style:style>
    <style:style style:name="TBL_0_0_row_14" style:family="table-row">
      <style:table-row-properties style:use-optimal-row-height="false" style:row-height="0.52in"/>
    </style:style>
    <style:style style:name="TBL_0_0_row_15" style:family="table-row">
      <style:table-row-properties style:use-optimal-row-height="false" style:row-height="0.69in"/>
    </style:style>
    <style:style style:name="TBL_0_0_row_16" style:family="table-row">
      <style:table-row-properties style:use-optimal-row-height="false" style:row-height="0.52in"/>
    </style:style>
    <style:style style:name="TBL_0_0_row_17" style:family="table-row">
      <style:table-row-properties style:use-optimal-row-height="false" style:row-height="4.9in"/>
    </style:style>
    <style:style style:name="TBL_0_0_row_18" style:family="table-row">
      <style:table-row-properties style:use-optimal-row-height="false" style:row-height="0.2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 table:number-columns-spanned="5">
            <text:p text:style-name="P0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"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3">
          <table:table-cell table:style-name="C0"/>
          <table:table-cell table:style-name="C1" table:number-columns-spanned="5">
            <text:p text:style-name="P0"><text:span text:style-name="T0">com.github.jtreport.example.SimpleExamplesTes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">
          <table:table-cell table:style-name="C0"/>
          <table:table-cell table:style-name="C2" table:number-columns-spanned="5">
            <text:p text:style-name="P1"/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5">
          <table:table-cell table:style-name="C0"/>
          <table:table-cell table:style-name="C1" table:number-columns-spanned="5">
            <text:p text:style-name="P0"><text:span text:style-name="T0">General descripti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6">
          <table:table-cell table:style-name="C0"/>
          <table:table-cell table:style-name="C3" table:number-columns-spanned="5">
            <text:p text:style-name="P1"><text:span text:style-name="T1">Put here the description for this test Class.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4" table:number-columns-spanned="5">
            <text:p text:style-name="P1"><text:span text:style-name="T1">Test run: 7, passed: 1, error: 2, failed: 2, ignored: 2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9">
          <table:table-cell table:style-name="C0"/>
          <table:table-cell table:style-name="C5">
            <text:p text:style-name="P2"><text:span text:style-name="T2">Test name</text:span></text:p>
          </table:table-cell>
          <table:table-cell table:style-name="C5">
            <text:p text:style-name="P2"><text:span text:style-name="T2">Test description</text:span></text:p>
          </table:table-cell>
          <table:table-cell table:style-name="C5">
            <text:p text:style-name="P2"><text:span text:style-name="T2">Expectations: </text:span></text:p>
          </table:table-cell>
          <table:table-cell table:style-name="C5">
            <text:p text:style-name="P2"><text:span text:style-name="T2">Result: </text:span></text:p>
          </table:table-cell>
          <table:table-cell table:style-name="C5">
            <text:p text:style-name="P2"><text:span text:style-name="T2">Date:</text:span></text:p>
          </table:table-cell>
          <table:table-cell table:style-name="C0"/>
        </table:table-row>
        <table:table-row table:style-name="TBL_0_0_row_10">
          <table:table-cell table:style-name="C0"/>
          <table:table-cell table:style-name="C6">
            <text:p text:style-name="P2"><text:span text:style-name="T3">simpleTest4</text:span></text:p>
          </table:table-cell>
          <table:table-cell table:style-name="C6">
            <text:p text:style-name="P2"><text:span text:style-name="T3">Put here the description for this test...</text:span></text:p>
          </table:table-cell>
          <table:table-cell table:style-name="C6">
            <text:p text:style-name="P2"><text:span text:style-name="T3">Put here the expectations test of the test...</text:span></text:p>
          </table:table-cell>
          <table:table-cell table:style-name="C6">
            <text:p text:style-name="P2"><text:span text:style-name="T3">java.lang.AssertionError: Are the same expected:&lt;0&gt; but was:&lt;1&gt;</text:span></text:p>
          </table:table-cell>
          <table:table-cell table:style-name="C6">
            <text:p text:style-name="P2"><text:span text:style-name="T3">20120712T010117+0200</text:span></text:p>
          </table:table-cell>
          <table:table-cell table:style-name="C0"/>
        </table:table-row>
        <table:table-row table:style-name="TBL_0_0_row_11">
          <table:table-cell table:style-name="C0"/>
          <table:table-cell table:style-name="C7">
            <text:p text:style-name="P2"><text:span text:style-name="T1">simpleTest5</text:span></text:p>
          </table:table-cell>
          <table:table-cell table:style-name="C7">
            <text:p text:style-name="P2"><text:span text:style-name="T1">Put here the description for this test...</text:span></text:p>
          </table:table-cell>
          <table:table-cell table:style-name="C7">
            <text:p text:style-name="P2"><text:span text:style-name="T1">Put here the expectations test of the test...</text:span></text:p>
          </table:table-cell>
          <table:table-cell table:style-name="C7">
            <text:p text:style-name="P2"><text:span text:style-name="T1">This ovverride the failed massage.</text:span></text:p>
          </table:table-cell>
          <table:table-cell table:style-name="C7">
            <text:p text:style-name="P2"><text:span text:style-name="T1">20120712T010117+0200</text:span></text:p>
          </table:table-cell>
          <table:table-cell table:style-name="C0"/>
        </table:table-row>
        <table:table-row table:style-name="TBL_0_0_row_12">
          <table:table-cell table:style-name="C0"/>
          <table:table-cell table:style-name="C6">
            <text:p text:style-name="P2"><text:span text:style-name="T3">simpleTest6</text:span></text:p>
          </table:table-cell>
          <table:table-cell table:style-name="C6">
            <text:p text:style-name="P2"><text:span text:style-name="T3">Put here the description for this test...</text:span></text:p>
          </table:table-cell>
          <table:table-cell table:style-name="C6">
            <text:p text:style-name="P2"><text:span text:style-name="T3">Put here the expectations test of the test...</text:span></text:p>
          </table:table-cell>
          <table:table-cell table:style-name="C6">
            <text:p text:style-name="P2"><text:span text:style-name="T3">java.lang.NullPointerException: null</text:span></text:p>
          </table:table-cell>
          <table:table-cell table:style-name="C6">
            <text:p text:style-name="P2"><text:span text:style-name="T3">20120712T010117+0200</text:span></text:p>
          </table:table-cell>
          <table:table-cell table:style-name="C0"/>
        </table:table-row>
        <table:table-row table:style-name="TBL_0_0_row_13">
          <table:table-cell table:style-name="C0"/>
          <table:table-cell table:style-name="C7">
            <text:p text:style-name="P2"><text:span text:style-name="T1">simpleTest7</text:span></text:p>
          </table:table-cell>
          <table:table-cell table:style-name="C7">
            <text:p text:style-name="P2"><text:span text:style-name="T1">Put here the description for this test...</text:span></text:p>
          </table:table-cell>
          <table:table-cell table:style-name="C7">
            <text:p text:style-name="P2"><text:span text:style-name="T1">Put here the expectations test of the test...</text:span></text:p>
          </table:table-cell>
          <table:table-cell table:style-name="C7">
            <text:p text:style-name="P2"><text:span text:style-name="T1">This ovverride the error massage.</text:span></text:p>
          </table:table-cell>
          <table:table-cell table:style-name="C7">
            <text:p text:style-name="P2"><text:span text:style-name="T1">20120712T010117+0200</text:span></text:p>
          </table:table-cell>
          <table:table-cell table:style-name="C0"/>
        </table:table-row>
        <table:table-row table:style-name="TBL_0_0_row_14">
          <table:table-cell table:style-name="C0"/>
          <table:table-cell table:style-name="C6">
            <text:p text:style-name="P2"><text:span text:style-name="T3">simpleTest1</text:span></text:p>
          </table:table-cell>
          <table:table-cell table:style-name="C6">
            <text:p text:style-name="P2"><text:span text:style-name="T3">Put here the description for this test...</text:span></text:p>
          </table:table-cell>
          <table:table-cell table:style-name="C6">
            <text:p text:style-name="P2"><text:span text:style-name="T3">Put here the expectations test of the test...</text:span></text:p>
          </table:table-cell>
          <table:table-cell table:style-name="C6">
            <text:p text:style-name="P2"><text:span text:style-name="T3">Passed</text:span></text:p>
          </table:table-cell>
          <table:table-cell table:style-name="C6">
            <text:p text:style-name="P2"><text:span text:style-name="T3">20120712T010117+0200</text:span></text:p>
          </table:table-cell>
          <table:table-cell table:style-name="C0"/>
        </table:table-row>
        <table:table-row table:style-name="TBL_0_0_row_15">
          <table:table-cell table:style-name="C0"/>
          <table:table-cell table:style-name="C7">
            <text:p text:style-name="P2"><text:span text:style-name="T1">simpleTest3</text:span></text:p>
          </table:table-cell>
          <table:table-cell table:style-name="C7">
            <text:p text:style-name="P2"><text:span text:style-name="T1">Put here the description for this test...</text:span></text:p>
          </table:table-cell>
          <table:table-cell table:style-name="C7">
            <text:p text:style-name="P2"><text:span text:style-name="T1">Put here the expectations test of the test...</text:span></text:p>
          </table:table-cell>
          <table:table-cell table:style-name="C7">
            <text:p text:style-name="P2"><text:span text:style-name="T1">Put here why this test is skipped. This comment go in the test report</text:span></text:p>
          </table:table-cell>
          <table:table-cell table:style-name="C7">
            <text:p text:style-name="P2"><text:span text:style-name="T1">20120712T010117+0200</text:span></text:p>
          </table:table-cell>
          <table:table-cell table:style-name="C0"/>
        </table:table-row>
        <table:table-row table:style-name="TBL_0_0_row_16">
          <table:table-cell table:style-name="C0"/>
          <table:table-cell table:style-name="C6">
            <text:p text:style-name="P2"><text:span text:style-name="T3">simpleTest2</text:span></text:p>
          </table:table-cell>
          <table:table-cell table:style-name="C6">
            <text:p text:style-name="P2"><text:span text:style-name="T3">Put here the description for this test...</text:span></text:p>
          </table:table-cell>
          <table:table-cell table:style-name="C6">
            <text:p text:style-name="P2"><text:span text:style-name="T3">Put here the expectations test of the test...</text:span></text:p>
          </table:table-cell>
          <table:table-cell table:style-name="C6">
            <text:p text:style-name="P2"><text:span text:style-name="T3">Put here why this test is skipped</text:span></text:p>
          </table:table-cell>
          <table:table-cell table:style-name="C6">
            <text:p text:style-name="P2"><text:span text:style-name="T3">20120712T010117+0200</text:span></text:p>
          </table:table-cell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3" table:number-columns-spanned="5">
            <text:p text:style-name="P1"><text:span text:style-name="T1">1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